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ge accueil.php</text:p>
      <text:p text:style-name="Standard"/>
      <text:p text:style-name="Standard"><text:tab/>Page principale du site, elle contient le formulaire de connexion à celui ci et en est l'accueil</text:p>
      <text:p text:style-name="Standard"/>
      <text:p text:style-name="Standard"/>
      <text:p text:style-name="Standard"/>
      <text:p text:style-name="Standard"/>
      <text:p text:style-name="Standard">Page consulterFrais.php</text:p>
      <text:p text:style-name="Standard"/>
      <text:p text:style-name="Standard"><text:tab/>Page de consultation des frais, un sélecteur permet de changer le mois de consultation et une fonction JS permet de faire cela en temps réel sans besoin d'appuye sur valider pour l'utilisateur</text:p>
      <text:p text:style-name="Standard"><text:tab/>La page inclut la sous page sectionFraisMois contenant toutes les infos à afficher</text:p>
      <text:p text:style-name="Standard"/>
      <text:p text:style-name="Standard"/>
      <text:p text:style-name="Standard"/>
      <text:p text:style-name="Standard"/>
      <text:p text:style-name="Standard">Page sectionFraisMois</text:p>
      <text:p text:style-name="Standard"/>
      <text:p text:style-name="Standard"><text:tab/>Section de page affichant les valeurs contenues dans les variables de Session </text:p>
      <text:p text:style-name="Standard">$_SESSION['FraisForfait'] et $_SESSION['FraisHF']</text:p>
      <text:p text:style-name="Standard"/>
      <text:p text:style-name="Standard"/>
      <text:p text:style-name="Standard"/>
      <text:p text:style-name="Standard"/>
      <text:p text:style-name="Standard">Page SaisirFrais.php</text:p>
      <text:p text:style-name="Standard"><text:tab/></text:p>
      <text:p text:style-name="Standard"><text:tab/>Page permettant la saisie et la modifications des FraisForfait pour le mois courant ainsi que la saisie de nouveau FraisHF pour n'importe quel mois</text:p>
      <text:p text:style-name="Standard"><text:tab/>La modification des FraisForfait en base se fait en temps réel avec une fonction JS sans validation de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LEMONNIER</meta:initial-creator>
    <meta:creation-date>2021-09-17T09:16:11.47</meta:creation-date>
    <dc:date>2021-09-17T09:25:52.24</dc:date>
    <dc:creator>Bastien LEMONNIER</dc:creator>
    <meta:editing-duration>PT9M40S</meta:editing-duration>
    <meta:editing-cycles>9</meta:editing-cycles>
    <meta:generator>OpenOffice/4.1.6$Win32 OpenOffice.org_project/416m1$Build-9790</meta:generator>
    <meta:document-statistic meta:table-count="0" meta:image-count="0" meta:object-count="0" meta:page-count="1" meta:paragraph-count="12" meta:word-count="128" meta:character-count="847"/>
  </office:meta>
</office:document-meta>
</file>